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underline-style="none"/>
    </style:style>
    <style:style style:name="T1" style:family="text">
      <style:text-properties fo:color="#800000"/>
    </style:style>
    <style:style style:name="T2" style:family="text">
      <style:text-properties fo:color="#0000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sión 1</text:p>
      <text:p text:style-name="Standard">Inteligencia Artificial</text:p>
      <text:p text:style-name="Standard">Ing. Técnica Informática de Gestión</text:p>
      <text:p text:style-name="Standard">Departamento de Informática</text:p>
      <text:p text:style-name="Standard">Universidad Carlos III of Madrid</text:p>
      <text:p text:style-name="Standard">11 de septiembre de 2009</text:p>
      <text:p text:style-name="Standard"/>
      <text:p text:style-name="Standard">Alumno: <text:s/>Fabio Rueda Carrascosa</text:p>
      <text:p text:style-name="Standard">NIA: 100035946</text:p>
      <text:p text:style-name="Standard"/>
      <text:list xml:id="list329528703" text:style-name="L1">
        <text:list-item>
          <text:p text:style-name="P1">Ejercicio 1</text:p>
          <text:list>
            <text:list-item>
              <text:p text:style-name="P1">(10 min) Sin ejecutar el programa en CLIPS, describe en papel que hace este programa. <text:span text:style-name="T2">Este programa tiene un elemento con un atributo entero igual a la unidad, en cada paso comprueba si el elemento es menor que 99999 , si no es asi, crea otro una unidad mayor, si es asi, entonces se para.</text:span></text:p>
            </text:list-item>
            <text:list-item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bio Rueda</meta:initial-creator>
    <meta:creation-date>2009-09-28T14:03:26</meta:creation-date>
    <meta:document-statistic meta:table-count="0" meta:image-count="0" meta:object-count="0" meta:page-count="1" meta:paragraph-count="10" meta:word-count="87" meta:character-count="503"/>
    <dc:date>2009-09-28T14:27:24</dc:date>
    <dc:creator>Fabio Rueda</dc:creator>
    <meta:editing-duration>PT00H08M48S</meta:editing-duration>
    <meta:editing-cycles>1</meta:editing-cycles>
    <meta:generator>OpenOffice.org/3.1$Unix OpenOffice.org_project/310m19$Build-9420</meta:generator>
  </office:meta>
</office:document-meta>
</file>